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loext:graphic-properties draw:fill="none"/>
      <style:paragraph-properties fo:margin-left="-1cm" fo:margin-right="0cm" fo:line-height="100%" fo:text-align="center" style:justify-single-word="false" fo:text-indent="1.199cm" style:auto-text-indent="false" style:page-number="auto" fo:background-color="transparent">
        <style:tab-stops>
          <style:tab-stop style:position="0.095cm"/>
        </style:tab-stops>
      </style:paragraph-properties>
      <style:text-properties style:font-name="Pudelinka" fo:font-size="22pt" officeooo:rsid="008238b5" officeooo:paragraph-rsid="008238b5" style:font-size-asian="22pt" style:font-size-complex="22pt"/>
    </style:style>
    <style:style style:name="P7" style:family="paragraph" style:parent-style-name="First_20_line_20_indent">
      <style:paragraph-properties fo:text-align="center" style:justify-single-word="false"/>
      <style:text-properties style:font-name="Pudelinka" fo:font-size="22pt" officeooo:rsid="008238b5" officeooo:paragraph-rsid="008238b5" style:font-size-asian="22pt" style:font-size-complex="22pt"/>
    </style:style>
    <style:style style:name="P8" style:family="paragraph" style:parent-style-name="First_20_line_20_indent">
      <style:paragraph-properties fo:text-align="center" style:justify-single-word="false"/>
      <style:text-properties officeooo:paragraph-rsid="008238b5"/>
    </style:style>
    <style:style style:name="P9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T2" style:family="text">
      <style:text-properties fo:font-size="10pt" style:font-size-asian="8.75pt" style:font-size-complex="10pt"/>
    </style:style>
    <style:style style:name="T3" style:family="text">
      <style:text-properties style:font-name="Pudelinka" fo:font-size="22pt" officeooo:rsid="008238b5" style:font-size-asian="22pt" style:font-size-complex="22pt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КОЛЯДКА</text:p>
      <text:p text:style-name="P7">В морозном небе звёзды горят, <text:s/></text:p>
      <text:p text:style-name="P7">Рождён Спаситель — светлый град. <text:s/></text:p>
      <text:p text:style-name="P7">Ангелы поют в вышине: <text:s/></text:p>
      <text:p text:style-name="P7">«Мир вам, земляне, в тишине!»</text:p>
      <text:p text:style-name="P8"><text:a xlink:type="simple" xlink:href="https://common-store-hosting.cdn.giga.chat/019b3613-1213-7b36-8a4b-7566a44ef463/019b3626-e3a2-7ea1-add8-8d3585f78c3a.mp4?filename=Моё%20видео.mp4" text:style-name="Internet_20_link" text:visited-style-name="Visited_20_Internet_20_Link"><text:span text:style-name="T3">Смотреть рождественское видео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9T13:15:55.400312334</meta:creation-date>
    <dc:title>Default</dc:title>
    <meta:editing-cycles>2</meta:editing-cycles>
    <meta:editing-duration>PT25M54S</meta:editing-duration>
    <meta:generator>LibreOffice/7.6.7.2$Linux_X86_64 LibreOffice_project/60$Build-2</meta:generator>
    <dc:date>2025-12-19T13:41:53.349236875</dc:date>
    <meta:document-statistic meta:table-count="1" meta:image-count="0" meta:object-count="0" meta:page-count="1" meta:paragraph-count="16" meta:word-count="45" meta:character-count="239" meta:non-whitespace-character-count="203"/>
  </office:meta>
</office:document-meta>
</file>